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6cm" style:rel-column-width="1812*"/>
    </style:style>
    <style:style style:name="Table1.B" style:family="table-column">
      <style:table-column-properties style:column-width="8.708cm" style:rel-column-width="4937*"/>
    </style:style>
    <style:style style:name="Table1.C" style:family="table-column">
      <style:table-column-properties style:column-width="5.096cm" style:rel-column-width="288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2a422" officeooo:paragraph-rsid="0002a422"/>
    </style:style>
    <style:style style:name="P2" style:family="paragraph" style:parent-style-name="Table_20_Contents">
      <style:text-properties officeooo:rsid="0002a422" officeooo:paragraph-rsid="0002a422"/>
    </style:style>
    <style:style style:name="P3" style:family="paragraph" style:parent-style-name="Table_20_Contents">
      <style:text-properties fo:background-color="#33ff99"/>
    </style:style>
    <style:style style:name="P4" style:family="paragraph" style:parent-style-name="Table_20_Contents">
      <style:text-properties officeooo:rsid="0002a422" officeooo:paragraph-rsid="0002a422" fo:background-color="#33ff99"/>
    </style:style>
    <style:style style:name="P5" style:family="paragraph" style:parent-style-name="Table_20_Contents">
      <style:text-properties officeooo:rsid="00048f8a" officeooo:paragraph-rsid="00048f8a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048f8a" officeooo:paragraph-rsid="00048f8a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04ff16" officeooo:paragraph-rsid="0004ff16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0b047a" officeooo:paragraph-rsid="000b047a"/>
    </style:style>
    <style:style style:name="P9" style:family="paragraph" style:parent-style-name="Table_20_Contents">
      <style:text-properties officeooo:rsid="0004ff16" officeooo:paragraph-rsid="0004ff16"/>
    </style:style>
    <style:style style:name="P10" style:family="paragraph" style:parent-style-name="Table_20_Contents">
      <style:text-properties officeooo:rsid="0005e628" officeooo:paragraph-rsid="0005e628"/>
    </style:style>
    <style:style style:name="P11" style:family="paragraph" style:parent-style-name="Table_20_Contents">
      <style:text-properties officeooo:rsid="0007791a" officeooo:paragraph-rsid="0007791a"/>
    </style:style>
    <style:style style:name="P12" style:family="paragraph" style:parent-style-name="Table_20_Contents">
      <style:text-properties officeooo:rsid="00090e21" officeooo:paragraph-rsid="00090e21"/>
    </style:style>
    <style:style style:name="P13" style:family="paragraph" style:parent-style-name="Table_20_Contents">
      <style:text-properties officeooo:rsid="000b047a" officeooo:paragraph-rsid="000b047a"/>
    </style:style>
    <style:style style:name="P14" style:family="paragraph" style:parent-style-name="Table_20_Contents">
      <style:text-properties officeooo:rsid="00103c3d" officeooo:paragraph-rsid="00103c3d"/>
    </style:style>
    <style:style style:name="P15" style:family="paragraph" style:parent-style-name="Table_20_Contents">
      <style:text-properties officeooo:rsid="001229cd" officeooo:paragraph-rsid="001229cd"/>
    </style:style>
    <style:style style:name="P16" style:family="paragraph" style:parent-style-name="Table_20_Contents">
      <style:text-properties style:text-underline-style="solid" style:text-underline-width="auto" style:text-underline-color="font-color" officeooo:rsid="000b047a" officeooo:paragraph-rsid="000b047a"/>
    </style:style>
    <style:style style:name="P17" style:family="paragraph" style:parent-style-name="Table_20_Contents">
      <style:text-properties style:text-underline-style="none" officeooo:rsid="001229cd" officeooo:paragraph-rsid="001229cd"/>
    </style:style>
    <style:style style:name="P18" style:family="paragraph" style:parent-style-name="Table_20_Contents">
      <style:text-properties officeooo:rsid="00140f5c" officeooo:paragraph-rsid="00140f5c"/>
    </style:style>
    <style:style style:name="P19" style:family="paragraph" style:parent-style-name="Table_20_Contents">
      <loext:graphic-properties draw:fill="none" draw:fill-color="#ffffff"/>
      <style:paragraph-properties fo:background-color="transparent"/>
      <style:text-properties officeooo:rsid="00140f5c" officeooo:paragraph-rsid="00140f5c"/>
    </style:style>
    <style:style style:name="P20" style:family="paragraph" style:parent-style-name="Table_20_Contents">
      <loext:graphic-properties draw:fill="none" draw:fill-color="#ffffff"/>
      <style:paragraph-properties fo:background-color="transparent"/>
    </style:style>
    <style:style style:name="P21" style:family="paragraph" style:parent-style-name="Table_20_Contents">
      <style:text-properties officeooo:rsid="00143b59" officeooo:paragraph-rsid="00143b59"/>
    </style:style>
    <style:style style:name="P22" style:family="paragraph" style:parent-style-name="Table_20_Contents">
      <loext:graphic-properties draw:fill="none" draw:fill-color="#ffffff"/>
      <style:paragraph-properties fo:background-color="transparent"/>
      <style:text-properties officeooo:rsid="00143b59" officeooo:paragraph-rsid="00143b59"/>
    </style:style>
    <style:style style:name="P23" style:family="paragraph" style:parent-style-name="Table_20_Contents">
      <style:text-properties officeooo:rsid="0015456f" officeooo:paragraph-rsid="0015456f"/>
    </style:style>
    <style:style style:name="P24" style:family="paragraph" style:parent-style-name="Table_20_Contents">
      <loext:graphic-properties draw:fill="none" draw:fill-color="#ffffff"/>
      <style:paragraph-properties fo:background-color="transparent"/>
      <style:text-properties officeooo:rsid="0017170d" officeooo:paragraph-rsid="0017170d"/>
    </style:style>
    <style:style style:name="P25" style:family="paragraph" style:parent-style-name="Table_20_Contents">
      <loext:graphic-properties draw:fill="none" draw:fill-color="#ffffff"/>
      <style:paragraph-properties fo:background-color="transparent"/>
      <style:text-properties officeooo:rsid="00180753" officeooo:paragraph-rsid="00180753"/>
    </style:style>
    <style:style style:name="T1" style:family="text">
      <style:text-properties officeooo:rsid="00048f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e628"/>
    </style:style>
    <style:style style:name="T4" style:family="text">
      <style:text-properties officeooo:rsid="00103c3d"/>
    </style:style>
    <style:style style:name="T5" style:family="text">
      <style:text-properties officeooo:rsid="0016c3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d: <text:s/>5a524736421aa9104797bce7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Request</text:p>
          </table:table-cell>
          <table:table-cell table:style-name="Table1.C1" office:value-type="string">
            <text:p text:style-name="P2">Response</text:p>
          </table:table-cell>
        </table:table-row>
        <table:table-row>
          <table:table-cell table:style-name="Table1.A2" office:value-type="string">
            <text:p text:style-name="P2">Get client for user</text:p>
          </table:table-cell>
          <table:table-cell table:style-name="Table1.A2" office:value-type="string">
            <text:p text:style-name="P2">GET /clients/5a524736421aa9104797bce7.json HTTP/1.1</text:p>
            <text:p text:style-name="P2">Host: localhost:3000</text:p>
            <text:p text:style-name="P2">Cache-Control: no-cache</text:p>
            <text:p text:style-name="P2"/>
          </table:table-cell>
          <table:table-cell table:style-name="Table1.C2" office:value-type="string">
            <text:p text:style-name="P2">404 : If the user is not found, or there is no client for the user</text:p>
            <text:p text:style-name="P2"/>
            <text:p text:style-name="P2">200 : If the client is found for the us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dd App Id to client</text:p>
          </table:table-cell>
          <table:table-cell table:style-name="Table1.A2" office:value-type="string">
            <text:p text:style-name="P2">PUT /clients/5a524736421aa9104797bce7.json HTTP/1.1</text:p>
            <text:p text:style-name="P2">Host: localhost:3000</text:p>
            <text:p text:style-name="P2">Content-Type: application/json</text:p>
            <text:p text:style-name="P2">Cache-Control: no-cache</text:p>
            <text:p text:style-name="P2">{</text:p>
            <text:p text:style-name="P2"><text:tab/>"client" : {</text:p>
            <text:p text:style-name="P2"><text:tab/><text:tab/>"app_ids" : ["anything"]</text:p>
            <text:p text:style-name="P2"><text:tab/>}</text:p>
            <text:p text:style-name="P2">}</text:p>
          </table:table-cell>
          <table:table-cell table:style-name="Table1.C2" office:value-type="string">
            <text:p text:style-name="P2">204 : No content in case of successfull update</text:p>
            <text:p text:style-name="P2"/>
            <text:p text:style-name="P2">Further action : </text:p>
            <text:p text:style-name="P2">Store “api_key” and “app_id”. It will be used everywhere in app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4">NEW USER REGISTRATION <text:span text:style-name="T1">and Sign IN api</text:span></text:p>
          </table:table-cell>
          <table:table-cell table:style-name="Table1.C6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egister user with email and password:</text:p>
            <text:p text:style-name="P2"/>
            <text:p text:style-name="P5">Use the api_key and app_id that was obtained after updating the client</text:p>
          </table:table-cell>
          <table:table-cell table:style-name="Table1.A2" office:value-type="string">
            <text:p text:style-name="P5">POST /authenticate/users.json HTTP/1.1</text:p>
            <text:p text:style-name="P5">Host: localhost:3000</text:p>
            <text:p text:style-name="P5">Content-Type: application/json</text:p>
            <text:p text:style-name="P5">Cache-Control: no-cache</text:p>
            <text:p text:style-name="P5">{</text:p>
            <text:p text:style-name="P5"><text:tab/>"user" : {</text:p>
            <text:p text:style-name="P5"><text:tab/><text:tab/>"email" : "bhargav.r.raut@gmail.com",</text:p>
            <text:p text:style-name="P5"><text:tab/><text:tab/>"password" : "cocostan",</text:p>
            <text:p text:style-name="P5"><text:tab/><text:tab/>"password_confirmation" : "cocostan"</text:p>
            <text:p text:style-name="P5"><text:tab/>},</text:p>
            <text:p text:style-name="P5"><text:tab/>"api_key":"fdadf91b55195b52adf413b0a769e3f2a4fd9144eb30194f0283dc81bc62ac61",</text:p>
            <text:p text:style-name="P5"><text:tab/>"current_app_id":"5a524d5c421aa9133199a961"</text:p>
            <text:p text:style-name="P5">}</text:p>
          </table:table-cell>
          <table:table-cell table:style-name="Table1.C2" office:value-type="string">
            <text:p text:style-name="P6">200 Ok:</text:p>
            <text:p text:style-name="P5"/>
            <text:p text:style-name="P5">{</text:p>
            <text:p text:style-name="P5"><text:s text:c="4"/>"nothing": true</text:p>
            <text:p text:style-name="P5">}</text:p>
            <text:p text:style-name="P5"/>
            <text:p text:style-name="P6">Validation Error:</text:p>
            <text:p text:style-name="P5"/>
            <text:p text:style-name="P5"/>
            <text:p text:style-name="P5"/>
            <text:p text:style-name="P6">User already exists:</text:p>
            <text:p text:style-name="P5"/>
            <text:p text:style-name="P5"/>
            <text:p text:style-name="P5"/>
            <text:p text:style-name="P5"><text:span text:style-name="T2">Any other Error </text:span>: Status code will not be 200</text:p>
            <text:p text:style-name="P5"/>
            <text:p text:style-name="P5"><text:span text:style-name="T2">Next Steps:</text:span> Tell the user to go and confirm his email account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ign In Registered User : Anytime the user token expires, the user must sign in <text:soft-page-break/>by this way to receive a new token.</text:p>
          </table:table-cell>
          <table:table-cell table:style-name="Table1.A2" office:value-type="string">
            <text:p text:style-name="P10">POST /authenticate/users/sign_in.json HTTP/1.1</text:p>
            <text:p text:style-name="P10">Host: localhost:3000</text:p>
            <text:p text:style-name="P10">Content-Type: application/json</text:p>
            <text:p text:style-name="P10">Accept-Encoding: application/json</text:p>
            <text:p text:style-name="P10">Cache-Control: no-cache</text:p>
            <text:p text:style-name="P10"><text:soft-page-break/>{</text:p>
            <text:p text:style-name="P10"><text:tab/>"user" : {</text:p>
            <text:p text:style-name="P10"><text:tab/><text:tab/>"login" : "bhargav.r.raut@gmail.com",</text:p>
            <text:p text:style-name="P10"><text:tab/><text:tab/>"password" : "cocostan"</text:p>
            <text:p text:style-name="P10"><text:tab/>},</text:p>
            <text:p text:style-name="P10"><text:tab/>"api_key":"021ee7d31b9c3f813546c63c25f1219921f52484d688e1f756b0fe33359c85b6",</text:p>
            <text:p text:style-name="P10"><text:tab/>"current_app_id":"5a5259cb421aa91664913ed1"</text:p>
            <text:p text:style-name="P10">}</text:p>
          </table:table-cell>
          <table:table-cell table:style-name="Table1.C2" office:value-type="string">
            <text:p text:style-name="P7">201: <text:span text:style-name="T3">Session</text:span> Created :</text:p>
            <text:p text:style-name="P9">{</text:p>
            <text:p text:style-name="P9"><text:s text:c="4"/>"authentication_token": "QfYbz8XPZ8r1-Q2UKmE8",</text:p>
            <text:p text:style-name="P9"><text:soft-page-break/><text:s text:c="4"/>"es": "4295e2f3ac349dc8343898ee8180642e53f6f4530f71e1016a52d1d135ac73dd"</text:p>
            <text:p text:style-name="P9">}</text:p>
            <text:p text:style-name="P9"/>
            <text:p text:style-name="P10">Further Action : Store the “authentication_token” and “es” received. It is valid for a period specified in rails app configuration file.</text:p>
            <text:p text:style-name="P9"/>
            <text:p text:style-name="P9"><text:span text:style-name="T2">401 : UnAuthenticated</text:span> </text:p>
            <text:p text:style-name="P10">{</text:p>
            <text:p text:style-name="P10"><text:s text:c="4"/>"success": false,</text:p>
            <text:p text:style-name="P10"><text:s text:c="4"/>"errors": [</text:p>
            <text:p text:style-name="P10"><text:s text:c="8"/>"u shall not pass LOL"</text:p>
            <text:p text:style-name="P10"><text:s text:c="4"/>]</text:p>
            <text:p text:style-name="P10">}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Update User Email</text:p>
          </table:table-cell>
          <table:table-cell table:style-name="Table1.A2" office:value-type="string">
            <text:p text:style-name="P14">PUT //authenticate/users.json HTTP/1.1</text:p>
            <text:p text:style-name="P14">Host: localhost:3000</text:p>
            <text:p text:style-name="P14">Content-Type: application/json</text:p>
            <text:p text:style-name="P14">X-User-Token: 456KJnDg-pNzYLr9CnZt</text:p>
            <text:p text:style-name="P14">X-User-Aid: 5a5259cb421aa91664913ed1</text:p>
            <text:p text:style-name="P14">X-User-Es: 2b3e06d4d7c7b13e96300ae0cd7f7409e3eb4a455a4ac1964a17fe0479fa9578</text:p>
            <text:p text:style-name="P14">Cache-Control: no-cache</text:p>
            <text:p text:style-name="P14"/>
            <text:p text:style-name="P14"/>
            <text:p text:style-name="P14">{</text:p>
            <text:p text:style-name="P14"><text:tab/>"id" : "5a524736421aa9104797bce7",</text:p>
            <text:p text:style-name="P14"><text:tab/>"user" : {</text:p>
            <text:p text:style-name="P14"><text:tab/><text:tab/>"email" : "rotastrain@gmail.com",</text:p>
            <text:p text:style-name="P14"><text:tab/><text:tab/>"current_password": "cocostan111"</text:p>
            <text:p text:style-name="P14"><text:tab/>},</text:p>
            <text:p text:style-name="P14"><text:tab/>"current_app_id": "5a5259cb421aa91664913ed1",</text:p>
            <text:p text:style-name="P14"><text:tab/>"api_key": "021ee7d31b9c3f813546c63c25f1219921f52484d688e1f756b0fe33359c85b6"</text:p>
            <text:p text:style-name="P14">}</text:p>
          </table:table-cell>
          <table:table-cell table:style-name="Table1.C2" office:value-type="string">
            <text:p text:style-name="P15">200 ok:</text:p>
            <text:p text:style-name="P15"/>
            <text:p text:style-name="P15">{</text:p>
            <text:p text:style-name="P15">“nothing” : true</text:p>
            <text:p text:style-name="P15">}</text:p>
            <text:p text:style-name="P15"/>
            <text:p text:style-name="P15">Any other response and update has failed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Update User Password:</text:p>
            <text:p text:style-name="P12"/>
            <text:p text:style-name="P13">Use the authentication-token and es <text:soft-page-break/>obtained when the user sign's in.</text:p>
            <text:p text:style-name="P13"/>
            <text:p text:style-name="P13">Also use the api_key and current_app id got previously.</text:p>
            <text:p text:style-name="P13"/>
            <text:p text:style-name="P13">Also add the same Aid(App Id) header.</text:p>
          </table:table-cell>
          <table:table-cell table:style-name="Table1.A2" office:value-type="string">
            <text:p text:style-name="P13">PUT //authenticate/users.json HTTP/1.1</text:p>
            <text:p text:style-name="P13">Host: localhost:3000</text:p>
            <text:p text:style-name="P13">Content-Type: application/json</text:p>
            <text:p text:style-name="P13">X-User-Token: Admz5Uzg532Awhjd2iKN</text:p>
            <text:p text:style-name="P13">X-User-Aid: 5a5259cb421aa91664913ed1</text:p>
            <text:p text:style-name="P13">X-User-Es: <text:soft-page-break/>2b3e06d4d7c7b13e96300ae0cd7f7409e3eb4a455a4ac1964a17fe0479fa9578</text:p>
            <text:p text:style-name="P13">Cache-Control: no-cache</text:p>
            <text:p text:style-name="P13">{</text:p>
            <text:p text:style-name="P13"><text:tab/>"id" : "5a524736421aa9104797bce7",</text:p>
            <text:p text:style-name="P13"><text:tab/>"user" : {</text:p>
            <text:p text:style-name="P13"><text:tab/><text:tab/>"email" : "bhargav.r.raut@gmail.com",</text:p>
            <text:p text:style-name="P13"><text:tab/><text:tab/>"current_password": "cocostan",</text:p>
            <text:p text:style-name="P13"><text:tab/><text:tab/>"password": "cocostan111",</text:p>
            <text:p text:style-name="P13"><text:tab/><text:tab/>"password_confirmation": "cocostan111"</text:p>
            <text:p text:style-name="P13"><text:tab/>},</text:p>
            <text:p text:style-name="P13"><text:tab/>"current_app_id": "5a5259cb421aa91664913ed1",</text:p>
            <text:p text:style-name="P13"><text:tab/>"api_key": "021ee7d31b9c3f813546c63c25f1219921f52484d688e1f756b0fe33359c85b6"</text:p>
            <text:p text:style-name="P13">}</text:p>
          </table:table-cell>
          <table:table-cell table:style-name="Table1.C2" office:value-type="string">
            <text:p text:style-name="P8">200 OK : Update successfull</text:p>
            <text:p text:style-name="P13"/>
            <text:p text:style-name="P13">{</text:p>
            <text:p text:style-name="P13"><text:s text:c="4"/>"authentication_token": "456KJnDg-pNzYLr9CnZt",</text:p>
            <text:p text:style-name="P13"><text:soft-page-break/><text:s text:c="4"/>"es": "2b3e06d4d7c7b13e96300ae0cd7f7409e3eb4a455a4ac1964a17fe0479fa9578"</text:p>
            <text:p text:style-name="P13">}</text:p>
            <text:p text:style-name="P13"/>
            <text:p text:style-name="P13">You will receive a new authentication token <text:span text:style-name="T4">like above</text:span>, please remember to save this. Es will remain the same as before.</text:p>
            <text:p text:style-name="P13"/>
            <text:p text:style-name="P8">Validation Errors:</text:p>
            <text:p text:style-name="P17">These are accessible in returned json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How to get User Id for Update Calls</text:p>
          </table:table-cell>
          <table:table-cell table:style-name="Table1.A2" office:value-type="string">
            <text:p text:style-name="P18">POST /profiles/get_user_id.json HTTP/1.1</text:p>
            <text:p text:style-name="P18">Host: localhost:3000</text:p>
            <text:p text:style-name="P18">Content-Type: application/json</text:p>
            <text:p text:style-name="P18">X-User-Token: tCqzxCoQZ2qmmfXmY2kp</text:p>
            <text:p text:style-name="P18">X-User-Aid: 5a5259cb421aa91664913ed1</text:p>
            <text:p text:style-name="P18">X-User-Es: 2b3e06d4d7c7b13e96300ae0cd7f7409e3eb4a455a4ac1964a17fe0479fa9578</text:p>
            <text:p text:style-name="P18">Cache-Control: no-cache</text:p>
            <text:p text:style-name="P18">Postman-Token: 2dd582d7-2a61-d800-ccd0-1dcc67300a72</text:p>
            <text:p text:style-name="P18"/>
            <text:p text:style-name="P18">{</text:p>
            <text:p text:style-name="P18">"api_key":"021ee7d31b9c3f813546c63c25f1219921f52484d688e1f756b0fe33359c85b6",</text:p>
            <text:p text:style-name="P18">"current_app_id":"5a5259cb421aa91664913ed1"</text:p>
            <text:p text:style-name="P18">}</text:p>
          </table:table-cell>
          <table:table-cell table:style-name="Table1.C2" office:value-type="string">
            <text:p text:style-name="P18">200 ok</text:p>
            <text:p text:style-name="P18"/>
            <text:p text:style-name="P18">{</text:p>
            <text:p text:style-name="P18"><text:s text:c="4"/>"authentication_token": "tCqzxCoQZ2qmmfXmY2kp",</text:p>
            <text:p text:style-name="P18"><text:s text:c="4"/>"es": "2b3e06d4d7c7b13e96300ae0cd7f7409e3eb4a455a4ac1964a17fe0479fa9578",</text:p>
            <text:p text:style-name="P18"><text:s text:c="4"/>"id": "5a528704421aa91d50364fe0"</text:p>
            <text:p text:style-name="P18">}</text:p>
            <text:p text:style-name="P18"/>
            <text:p text:style-name="P18">Store the id for further reference.</text:p>
          </table:table-cell>
        </table:table-row>
        <table:table-row>
          <table:table-cell table:style-name="Table1.A9" office:value-type="string">
            <text:p text:style-name="P20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19">How to Create User with mobile and password</text:p>
          </table:table-cell>
          <table:table-cell table:style-name="Table1.A18" office:value-type="string">
            <text:p text:style-name="P21">POST /authenticate/users.json HTTP/1.1</text:p>
            <text:p text:style-name="P21">Host: localhost:3000</text:p>
            <text:p text:style-name="P21">Content-Type: application/json</text:p>
            <text:p text:style-name="P21">Cache-Control: no-cache</text:p>
            <text:p text:style-name="P21">Postman-Token: 76cce426-ce02-685b-162c-107a1cfd7c7d</text:p>
            <text:p text:style-name="P21"/>
            <text:p text:style-name="P21">{</text:p>
            <text:p text:style-name="P21">"user":{</text:p>
            <text:p text:style-name="P21"><text:tab/>"additional_login_param" : "9561137096",</text:p>
            <text:p text:style-name="P21"><text:tab/>"password" : "password",</text:p>
            <text:p text:style-name="P21"><text:soft-page-break/><text:tab/>"password_confirmation" : "password"</text:p>
            <text:p text:style-name="P21">},</text:p>
            <text:p text:style-name="P21">"current_app_id": "5a5259cb421aa91664913ed1",</text:p>
            <text:p text:style-name="P21">"api_key": "021ee7d31b9c3f813546c63c25f1219921f52484d688e1f756b0fe33359c85b6"</text:p>
            <text:p text:style-name="P21">}</text:p>
          </table:table-cell>
          <table:table-cell table:style-name="Table1.C18" office:value-type="string">
            <text:p text:style-name="P21">200 ok</text:p>
            <text:p text:style-name="P21">{</text:p>
            <text:p text:style-name="P21">“nothing” : true</text:p>
            <text:p text:style-name="P21">}</text:p>
          </table:table-cell>
        </table:table-row>
        <table:table-row>
          <table:table-cell table:style-name="Table1.A9" office:value-type="string">
            <text:p text:style-name="P20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22">How to <text:span text:style-name="T5">submit otp for verification that the user has received.</text:span></text:p>
          </table:table-cell>
          <table:table-cell table:style-name="Table1.A18" office:value-type="string">
            <text:p text:style-name="P23">GET /authenticate/users/verify_otp.json?resource=users&amp;amp;user[additional_login_param]=9822028511&amp;amp;user[otp]=861327&amp;amp;api_key=021ee7d31b9c3f813546c63c25f1219921f52484d688e1f756b0fe33359c85b6&amp;amp;current_app_id=5a5259cb421aa91664913ed1 HTTP/1.1</text:p>
            <text:p text:style-name="P23">Host: localhost:3000</text:p>
            <text:p text:style-name="P23">Cache-Control: no-cache</text:p>
          </table:table-cell>
          <table:table-cell table:style-name="Table1.C18" office:value-type="string">
            <text:p text:style-name="P23">200 ok</text:p>
            <text:p text:style-name="P23">{</text:p>
            <text:p text:style-name="P23">“nothing” : true</text:p>
            <text:p text:style-name="P23">}</text:p>
          </table:table-cell>
        </table:table-row>
        <table:table-row>
          <table:table-cell table:style-name="Table1.A9" office:value-type="string">
            <text:p text:style-name="P22"/>
          </table:table-cell>
          <table:table-cell table:style-name="Table1.A9" office:value-type="string">
            <text:p text:style-name="P23"/>
          </table:table-cell>
          <table:table-cell table:style-name="Table1.C9" office:value-type="string">
            <text:p text:style-name="P23"/>
          </table:table-cell>
        </table:table-row>
        <table:table-row>
          <table:table-cell table:style-name="Table1.A18" office:value-type="string">
            <text:p text:style-name="P24">Poll to see if the verification was successfull</text:p>
          </table:table-cell>
          <table:table-cell table:style-name="Table1.A18" office:value-type="string">
            <text:p text:style-name="P23"/>
          </table:table-cell>
          <table:table-cell table:style-name="Table1.C18" office:value-type="string">
            <text:p text:style-name="P23"/>
          </table:table-cell>
        </table:table-row>
        <table:table-row>
          <table:table-cell table:style-name="Table1.A9" office:value-type="string">
            <text:p text:style-name="P24"/>
          </table:table-cell>
          <table:table-cell table:style-name="Table1.A9" office:value-type="string">
            <text:p text:style-name="P23"/>
          </table:table-cell>
          <table:table-cell table:style-name="Table1.C9" office:value-type="string">
            <text:p text:style-name="P23"/>
          </table:table-cell>
        </table:table-row>
        <table:table-row>
          <table:table-cell table:style-name="Table1.A18" office:value-type="string">
            <text:p text:style-name="P25">Resend SMS otp </text:p>
          </table:table-cell>
          <table:table-cell table:style-name="Table1.A18" office:value-type="string">
            <text:p text:style-name="P23"/>
          </table:table-cell>
          <table:table-cell table:style-name="Table1.C18" office:value-type="string">
            <text:p text:style-name="P2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2:13:55.425762305</meta:creation-date>
    <dc:date>2018-01-10T01:49:58.119580577</dc:date>
    <meta:editing-duration>PT3H12M13S</meta:editing-duration>
    <meta:editing-cycles>12</meta:editing-cycles>
    <meta:generator>LibreOffice/5.0.6.2$Linux_X86_64 LibreOffice_project/00m0$Build-2</meta:generator>
    <meta:document-statistic meta:table-count="1" meta:image-count="0" meta:object-count="0" meta:page-count="4" meta:paragraph-count="175" meta:word-count="548" meta:character-count="5362" meta:non-whitespace-character-count="4886"/>
  </office:meta>
</office:document-meta>
</file>